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/>
    </style:style>
    <style:style style:name="P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P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7" style:parent-style-name="Normal" style:family="paragraph">
      <style:paragraph-properties fo:margin-top="0.0694in" fo:margin-bottom="0.0694in" fo:line-height="100%"/>
    </style:style>
    <style:style style:name="T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16" style:parent-style-name="Normal" style:family="paragraph">
      <style:paragraph-properties fo:margin-top="0.0694in" fo:margin-bottom="0.0694in" fo:line-height="100%"/>
    </style:style>
    <style:style style:name="T1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24" style:parent-style-name="Normal" style:family="paragraph">
      <style:paragraph-properties fo:margin-top="0.0694in" fo:margin-bottom="0.0694in" fo:line-height="100%"/>
    </style:style>
    <style:style style:name="T2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TableColumn32" style:family="table-column">
      <style:table-column-properties style:column-width="3.1465in"/>
    </style:style>
    <style:style style:name="TableColumn33" style:family="table-column">
      <style:table-column-properties style:column-width="3.1465in"/>
    </style:style>
    <style:style style:name="Table31" style:family="table">
      <style:table-properties style:width="6.293in" fo:margin-left="0in" table:align="left"/>
    </style:style>
    <style:style style:name="TableRow34" style:family="table-row">
      <style:table-row-properties style:min-row-height="0.4166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top="0.0694in" fo:margin-bottom="0.0694in" fo:line-height="100%"/>
    </style:style>
    <style:style style:name="T39" style:parent-style-name="Policepardéfaut" style:family="text">
      <style:text-properties fo:font-weight="bold" style:font-weight-asian="bold"/>
    </style:style>
    <style:style style:name="TableRow40" style:family="table-row">
      <style:table-row-properties style:min-row-height="0.3895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top="0.0694in" fo:margin-bottom="0.0694in" fo:line-height="100%"/>
    </style:style>
    <style:style style:name="T43" style:parent-style-name="Policepardéfaut" style:family="text">
      <style:text-properties fo:font-weight="bold" style:font-weight-asian="bold"/>
    </style:style>
    <style:style style:name="T44" style:parent-style-name="Policepardéfaut" style:family="text">
      <style:text-properties fo:font-weight="bold" style:font-weight-asian="bold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top="0.0694in" fo:margin-bottom="0.0694in" fo:line-height="100%"/>
    </style:style>
    <style:style style:name="TableRow47" style:family="table-row">
      <style:table-row-properties style:min-row-height="0.3736i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top="0.0694in" fo:margin-bottom="0.0694in" fo:line-height="100%"/>
    </style:style>
    <style:style style:name="T50" style:parent-style-name="Policepardéfaut" style:family="text">
      <style:text-properties fo:font-weight="bold" style:font-weight-asian="bold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53" style:family="table-column">
      <style:table-column-properties style:column-width="0.0666in"/>
    </style:style>
    <style:style style:name="Table52" style:family="table">
      <style:table-properties style:width="0.0666in" fo:margin-left="0in" table:align="left"/>
    </style:style>
    <style:style style:name="TableRow54" style:family="table-row">
      <style:table-row-properties/>
    </style:style>
    <style:style style:name="TableCell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fo:font-size="12pt" style:font-size-asian="12pt" style:font-size-complex="12pt" style:language-asian="fr" style:country-asian="FR"/>
    </style:style>
    <style:style style:name="TableColumn59" style:family="table-column">
      <style:table-column-properties style:column-width="2.9965in"/>
    </style:style>
    <style:style style:name="Table58" style:family="table">
      <style:table-properties style:width="2.9965in" fo:margin-left="0in" table:align="left"/>
    </style:style>
    <style:style style:name="TableRow60" style:family="table-row">
      <style:table-row-properties/>
    </style:style>
    <style:style style:name="TableCell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64" style:parent-style-name="Normal" style:family="paragraph">
      <style:paragraph-properties fo:margin-bottom="0in" fo:line-height="100%"/>
    </style:style>
    <style:style style:name="T6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P6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68" style:parent-style-name="Normal" style:family="paragraph">
      <style:paragraph-properties fo:margin-top="0.0694in" fo:margin-bottom="0.0694in" fo:line-height="100%"/>
    </style:style>
    <style:style style:name="T6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7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7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2" style:parent-style-name="Normal" style:family="paragraph">
      <style:paragraph-properties fo:margin-top="0.0694in" fo:margin-bottom="0.0694in" fo:line-height="100%"/>
    </style:style>
    <style:style style:name="T7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7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7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6" style:parent-style-name="Normal" style:family="paragraph">
      <style:paragraph-properties fo:margin-top="0.0694in" fo:margin-bottom="0.0694in" fo:line-height="100%"/>
    </style:style>
    <style:style style:name="T7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7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7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0" style:parent-style-name="Normal" style:family="paragraph">
      <style:paragraph-properties fo:margin-top="0.0694in" fo:margin-bottom="0.0694in" fo:line-height="100%"/>
    </style:style>
    <style:style style:name="T8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8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8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4" style:parent-style-name="Normal" style:family="paragraph">
      <style:paragraph-properties fo:margin-bottom="0in" fo:line-height="100%"/>
    </style:style>
    <style:style style:name="T8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87" style:parent-style-name="Normal" style:family="paragraph">
      <style:paragraph-properties fo:margin-top="0.0694in" fo:margin-bottom="0.0694in" fo:line-height="100%"/>
    </style:style>
    <style:style style:name="T8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8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9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91" style:parent-style-name="Normal" style:family="paragraph">
      <style:paragraph-properties fo:margin-top="0.0694in" fo:margin-bottom="0.0694in" fo:line-height="100%"/>
    </style:style>
    <style:style style:name="T9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9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9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9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96" style:parent-style-name="Normal" style:family="paragraph">
      <style:paragraph-properties fo:margin-bottom="0in" fo:line-height="100%"/>
    </style:style>
    <style:style style:name="T9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9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99" style:parent-style-name="Normal" style:family="paragraph">
      <style:paragraph-properties fo:margin-top="0.0694in" fo:margin-bottom="0.0694in" fo:line-height="100%"/>
    </style:style>
    <style:style style:name="T10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0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0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03" style:parent-style-name="Normal" style:family="paragraph">
      <style:paragraph-properties fo:margin-top="0.0694in" fo:margin-bottom="0.0694in" fo:line-height="100%"/>
    </style:style>
    <style:style style:name="T10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0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0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07" style:parent-style-name="Normal" style:family="paragraph">
      <style:paragraph-properties fo:margin-top="0.0694in" fo:margin-bottom="0.0694in" fo:line-height="100%"/>
    </style:style>
    <style:style style:name="T10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0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1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1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1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13" style:parent-style-name="Normal" style:family="paragraph">
      <style:paragraph-properties fo:margin-top="0.0694in" fo:margin-bottom="0.0694in" fo:line-height="100%"/>
    </style:style>
    <style:style style:name="T11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1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1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17" style:parent-style-name="Normal" style:family="paragraph">
      <style:paragraph-properties fo:margin-bottom="0in" fo:line-height="100%"/>
    </style:style>
    <style:style style:name="T11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1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120" style:parent-style-name="Normal" style:family="paragraph">
      <style:paragraph-properties fo:margin-top="0.0694in" fo:margin-bottom="0.0694in" fo:line-height="100%"/>
    </style:style>
    <style:style style:name="T12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2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2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24" style:parent-style-name="Normal" style:family="paragraph">
      <style:paragraph-properties fo:margin-top="0.0694in" fo:margin-bottom="0.0694in" fo:line-height="100%"/>
    </style:style>
    <style:style style:name="T12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2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2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28" style:parent-style-name="Normal" style:family="paragraph">
      <style:paragraph-properties fo:margin-top="0.0694in" fo:margin-bottom="0.0694in" fo:line-height="100%"/>
    </style:style>
    <style:style style:name="T12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3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3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32" style:parent-style-name="Normal" style:family="paragraph">
      <style:paragraph-properties fo:margin-top="0.0694in" fo:margin-bottom="0.0694in" fo:line-height="100%"/>
    </style:style>
    <style:style style:name="T13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3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3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36" style:parent-style-name="Normal" style:family="paragraph">
      <style:paragraph-properties fo:margin-bottom="0in" fo:line-height="100%"/>
    </style:style>
    <style:style style:name="T13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3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139" style:parent-style-name="Normal" style:family="paragraph">
      <style:paragraph-properties fo:margin-top="0.0694in" fo:margin-bottom="0.0694in" fo:line-height="100%"/>
    </style:style>
    <style:style style:name="T14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4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4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43" style:parent-style-name="Normal" style:family="paragraph">
      <style:paragraph-properties fo:margin-top="0.0694in" fo:margin-bottom="0.0694in" fo:line-height="100%"/>
    </style:style>
    <style:style style:name="T14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4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4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47" style:parent-style-name="Normal" style:family="paragraph">
      <style:paragraph-properties fo:margin-top="0.0694in" fo:margin-bottom="0.0694in" fo:line-height="100%"/>
    </style:style>
    <style:style style:name="T14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4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5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51" style:parent-style-name="Normal" style:family="paragraph">
      <style:paragraph-properties fo:margin-bottom="0in" fo:line-height="100%"/>
    </style:style>
    <style:style style:name="T15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5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P15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155" style:parent-style-name="Normal" style:family="paragraph">
      <style:paragraph-properties fo:margin-top="0.0694in" fo:margin-bottom="0.0694in" fo:line-height="100%"/>
    </style:style>
    <style:style style:name="T15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5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5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59" style:parent-style-name="Normal" style:family="paragraph">
      <style:paragraph-properties fo:margin-top="0.0694in" fo:margin-bottom="0.0694in" fo:line-height="100%"/>
    </style:style>
    <style:style style:name="T16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6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6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63" style:parent-style-name="Normal" style:family="paragraph">
      <style:paragraph-properties fo:margin-top="0.0694in" fo:margin-bottom="0.0694in" fo:line-height="100%"/>
    </style:style>
    <style:style style:name="T16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6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6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6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6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69" style:parent-style-name="Normal" style:family="paragraph">
      <style:paragraph-properties fo:margin-bottom="0in" fo:line-height="100%"/>
    </style:style>
    <style:style style:name="T17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7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17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7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74" style:parent-style-name="Normal" style:family="paragraph">
      <style:paragraph-properties fo:margin-top="0.0694in" fo:margin-bottom="0.0694in" fo:line-height="100%"/>
    </style:style>
    <style:style style:name="T17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7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7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78" style:parent-style-name="Normal" style:family="paragraph">
      <style:paragraph-properties fo:margin-top="0.0694in" fo:margin-bottom="0.0694in" fo:line-height="100%"/>
    </style:style>
    <style:style style:name="T17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8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8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8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8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84" style:parent-style-name="Normal" style:family="paragraph">
      <style:paragraph-properties fo:margin-bottom="0in" fo:line-height="100%"/>
    </style:style>
    <style:style style:name="T18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8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187" style:parent-style-name="Normal" style:family="paragraph">
      <style:paragraph-properties fo:margin-top="0.0694in" fo:margin-bottom="0.0694in" fo:line-height="100%"/>
    </style:style>
    <style:style style:name="T18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8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9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9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9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9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9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9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9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9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9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9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20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01" style:parent-style-name="Normal" style:family="paragraph">
      <style:paragraph-properties fo:margin-top="0.0694in" fo:margin-bottom="0.0694in" fo:line-height="100%"/>
    </style:style>
    <style:style style:name="T20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0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0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05" style:parent-style-name="Normal" style:family="paragraph">
      <style:paragraph-properties fo:margin-top="0.0694in" fo:margin-bottom="0.0694in" fo:line-height="100%"/>
    </style:style>
    <style:style style:name="T20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0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0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0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1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1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12" style:parent-style-name="Normal" style:family="paragraph">
      <style:paragraph-properties fo:margin-top="0.0694in" fo:margin-bottom="0.0694in" fo:line-height="100%"/>
    </style:style>
    <style:style style:name="T21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1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1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16" style:parent-style-name="Normal" style:family="paragraph">
      <style:paragraph-properties fo:margin-top="0.0694in" fo:margin-bottom="0.0694in" fo:line-height="100%"/>
    </style:style>
    <style:style style:name="T21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1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1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2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221" style:parent-style-name="Normal" style:family="paragraph">
      <style:paragraph-properties fo:margin-top="0.0694in" fo:margin-bottom="0.0694in" fo:line-height="100%"/>
    </style:style>
    <style:style style:name="T22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2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2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2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26" style:parent-style-name="Normal" style:family="paragraph">
      <style:paragraph-properties fo:margin-top="0.0694in" fo:margin-bottom="0.0694in" fo:line-height="100%"/>
    </style:style>
    <style:style style:name="T22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2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2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3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31" style:parent-style-name="Normal" style:family="paragraph">
      <style:paragraph-properties fo:margin-top="0.0694in" fo:margin-bottom="0.0694in" fo:line-height="100%"/>
    </style:style>
    <style:style style:name="T23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3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3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35" style:parent-style-name="Normal" style:family="paragraph">
      <style:paragraph-properties fo:margin-bottom="0in" fo:line-height="100%"/>
    </style:style>
    <style:style style:name="T23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3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238" style:parent-style-name="Normal" style:family="paragraph">
      <style:paragraph-properties fo:margin-top="0.0694in" fo:margin-bottom="0.0694in" fo:line-height="100%"/>
    </style:style>
    <style:style style:name="T23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4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4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4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43" style:parent-style-name="Normal" style:family="paragraph">
      <style:paragraph-properties fo:margin-top="0.0694in" fo:margin-bottom="0.0694in" fo:line-height="100%"/>
    </style:style>
    <style:style style:name="T24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4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4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4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48" style:parent-style-name="Normal" style:family="paragraph">
      <style:paragraph-properties fo:margin-top="0.0694in" fo:margin-bottom="0.0694in" fo:line-height="100%"/>
    </style:style>
    <style:style style:name="T24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5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5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5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53" style:parent-style-name="Normal" style:family="paragraph">
      <style:paragraph-properties fo:margin-bottom="0in" fo:line-height="100%"/>
    </style:style>
    <style:style style:name="T25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55" style:parent-style-name="Normal" style:family="paragraph">
      <style:paragraph-properties fo:margin-top="0.0694in" fo:margin-bottom="0.0694in" fo:line-height="100%"/>
    </style:style>
    <style:style style:name="T25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fr" style:country-asian="FR"/>
    </style:style>
    <style:style style:name="P257" style:parent-style-name="Normal" style:family="paragraph">
      <style:paragraph-properties fo:margin-top="0.0694in" fo:margin-bottom="0.0694in" fo:line-height="100%"/>
    </style:style>
    <style:style style:name="T25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5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6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6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6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6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6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6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6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h text:style-name="P1" text:outline-level="1">Cahier des Charges :<text:s/>HOTEL MANAGER PRO</text:h>
      <text:h text:style-name="P5" text:outline-level="2">1. Contexte &amp; Objectifs</text:h>
      <text:h text:style-name="P6" text:outline-level="3">Problème actuel</text:h>
      <text:p text:style-name="P7"><text:span text:style-name="T8">La gestion des réservations hôtelières est actuellement inefficace (procédures manuelles ou outils obsolètes), entraînant des<text:s/></text:span><text:span text:style-name="T9">doubles réservations</text:span><text:span text:style-name="T10">, des<text:s/></text:span><text:span text:style-name="T11">retards de traitement</text:span><text:span text:style-name="T12"><text:s/>et une<text:s/></text:span><text:span text:style-name="T13">baisse de satisfaction client</text:span><text:span text:style-name="T14">.</text:span></text:p>
      <text:h text:style-name="P15" text:outline-level="3">Objectif principal</text:h>
      <text:p text:style-name="P16"><text:span text:style-name="T17">Concevoir une application automatisée, fiable et performante pour<text:s/></text:span><text:span text:style-name="T18">gérer les chambres, les clients et les réservations</text:span><text:span text:style-name="T19">, afin de :</text:span></text:p>
      <text:list text:style-name="LFO1" text:continue-numbering="true">
        <text:list-item>
          <text:p text:style-name="P20">Optimiser le taux d’occupation,</text:p>
        </text:list-item>
        <text:list-item>
          <text:p text:style-name="P21">Améliorer la qualité du service client,</text:p>
        </text:list-item>
        <text:list-item>
          <text:p text:style-name="P22">Réduire les erreurs humaines et les temps de traitement.</text:p>
        </text:list-item>
      </text:list>
      <text:h text:style-name="P23" text:outline-level="3">Objectif mesurable</text:h>
      <text:p text:style-name="P24"><text:span text:style-name="T25">Réduire le temps moyen de traitement d’une réservation de<text:s/></text:span><text:span text:style-name="T26">10 minutes</text:span><text:span text:style-name="T27"><text:s/>à<text:s/></text:span><text:span text:style-name="T28">moins de 3 minutes</text:span><text:span text:style-name="T29">.</text:span></text:p>
      <text:h text:style-name="P30" text:outline-level="3">Acteurs clés</text:h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<text:s text:c="30"/>Acteur</text:p>
          </table:table-cell>
          <table:table-cell table:style-name="TableCell37">
            <text:h text:style-name="P38" text:outline-level="3"><text:s text:c="21"/><text:span text:style-name="T39">Rôle principal</text:span></text:h>
          </table:table-cell>
        </table:table-row>
        <table:table-row table:style-name="TableRow40">
          <table:table-cell table:style-name="TableCell41">
            <text:h text:style-name="P42" text:outline-level="3"><text:span text:style-name="T43"><text:s text:c="28"/></text:span><text:span text:style-name="T44">Réceptionniste</text:span></text:h>
          </table:table-cell>
          <table:table-cell table:style-name="TableCell45">
            <text:h text:style-name="P46" text:outline-level="3">Gère les réservations, les arrivées/départs et les paiements.</text:h>
          </table:table-cell>
        </table:table-row>
        <table:table-row table:style-name="TableRow47">
          <table:table-cell table:style-name="TableCell48">
            <text:h text:style-name="P49" text:outline-level="3"><text:span text:style-name="T50"><text:s text:c="18"/>Administrateur / Manager</text:span></text:h>
          </table:table-cell>
          <table:table-cell table:style-name="TableCell51">
            <table:table table:style-name="Table52">
              <table:table-columns>
                <table:table-column table:style-name="TableColumn53"/>
              </table:table-columns>
              <table:table-row table:style-name="TableRow54">
                <table:table-cell table:style-name="TableCell55">
                  <text:p text:style-name="P56"/>
                </table:table-cell>
              </table:table-row>
            </table:table>
            <text:p text:style-name="P57"/>
            <table:table table:style-name="Table58">
              <table:table-columns>
                <table:table-column table:style-name="TableColumn59"/>
              </table:table-columns>
              <table:table-row table:style-name="TableRow60">
                <table:table-cell table:style-name="TableCell61">
                  <text:p text:style-name="P62">Configure les chambres, supervise les opérations et consulte les rapports.</text:p>
                </table:table-cell>
              </table:table-row>
            </table:table>
            <text:h text:style-name="P63" text:outline-level="3"/>
          </table:table-cell>
        </table:table-row>
      </table:table>
      <text:p text:style-name="P64"><text:span text:style-name="T65"><draw:custom-shape svg:x="0in" svg:y="0in" svg:width="45.51042in" svg:height="0.00139in" draw:z-index="0" draw:id="id2" draw:style-name="a2" draw:name="Horizontal Line 1" text:anchor-type="as-char"><svg:title/><svg:desc/><draw:enhanced-geometry draw:type="non-primitive" svg:viewBox="0 0 21600 21600" draw:enhanced-path="M 0 0 L 21600 0 21600 21600 0 21600 Z N"/></draw:custom-shape></text:span></text:p>
      <text:h text:style-name="P66" text:outline-level="2">2. Exigences Fonctionnelles (5 Fonctions Clés)</text:h>
      <text:h text:style-name="P67" text:outline-level="3">2.1. Gestion des Chambres et de l’Inventaire</text:h>
      <text:list text:style-name="LFO2" text:continue-numbering="true">
        <text:list-item>
          <text:p text:style-name="P68"><text:span text:style-name="T69">Créer et gérer les<text:s/></text:span><text:span text:style-name="T70">types de chambre</text:span><text:span text:style-name="T71"><text:s/>(Simple, Double, Suite) avec prix, description et équipements.</text:span></text:p>
        </text:list-item>
        <text:list-item>
          <text:p text:style-name="P72"><text:span text:style-name="T73">Enregistrer les<text:s/></text:span><text:span text:style-name="T74">chambres physiques</text:span><text:span text:style-name="T75"><text:s/>et leur statut : Disponible, Occupée, Maintenance.</text:span></text:p>
        </text:list-item>
        <text:list-item>
          <text:p text:style-name="P76"><text:span text:style-name="T77">Assurer l’</text:span><text:span text:style-name="T78">unicité du numéro de chambre</text:span><text:span text:style-name="T79">.</text:span></text:p>
        </text:list-item>
        <text:list-item>
          <text:p text:style-name="P80"><text:span text:style-name="T81">Permettre la<text:s/></text:span><text:span text:style-name="T82">mise à jour automatique</text:span><text:span text:style-name="T83"><text:s/>du statut en fonction des réservations.</text:span></text:p>
        </text:list-item>
      </text:list>
      <text:soft-page-break/>
      <text:p text:style-name="P84"><text:span text:style-name="T85"><draw:custom-shape svg:x="0in" svg:y="0in" svg:width="45.51042in" svg:height="0.00139in" draw:z-index="0" draw:id="id3" draw:style-name="a3" draw:name="Horizontal Line 2" text:anchor-type="as-char"><svg:title/><svg:desc/><draw:enhanced-geometry draw:type="non-primitive" svg:viewBox="0 0 21600 21600" draw:enhanced-path="M 0 0 L 21600 0 21600 21600 0 21600 Z N"/></draw:custom-shape></text:span></text:p>
      <text:h text:style-name="P86" text:outline-level="3">2.2. Gestion des Clients</text:h>
      <text:list text:style-name="LFO3" text:continue-numbering="true">
        <text:list-item>
          <text:p text:style-name="P87"><text:span text:style-name="T88">Enregistrer les<text:s/></text:span><text:span text:style-name="T89">informations complètes</text:span><text:span text:style-name="T90"><text:s/>des clients (Nom, Prénom, Email, Téléphone, Adresse).</text:span></text:p>
        </text:list-item>
        <text:list-item>
          <text:p text:style-name="P91"><text:span text:style-name="T92">Rechercher rapidement un client existant pour<text:s/></text:span><text:span text:style-name="T93">lier une réservation</text:span><text:span text:style-name="T94">.</text:span></text:p>
        </text:list-item>
        <text:list-item>
          <text:p text:style-name="P95">Conserver l’historique des séjours et paiements du client.</text:p>
        </text:list-item>
      </text:list>
      <text:p text:style-name="P96"><text:span text:style-name="T97"><draw:custom-shape svg:x="0in" svg:y="0in" svg:width="45.51042in" svg:height="0.00139in" draw:z-index="0" draw:id="id4" draw:style-name="a4" draw:name="Horizontal Line 3" text:anchor-type="as-char"><svg:title/><svg:desc/><draw:enhanced-geometry draw:type="non-primitive" svg:viewBox="0 0 21600 21600" draw:enhanced-path="M 0 0 L 21600 0 21600 21600 0 21600 Z N"/></draw:custom-shape></text:span></text:p>
      <text:h text:style-name="P98" text:outline-level="3">2.3.<text:s/>Gestion du Cycle de Réservation (Cœur du Système)</text:h>
      <text:list text:style-name="LFO4" text:continue-numbering="true">
        <text:list-item>
          <text:p text:style-name="P99"><text:span text:style-name="T100">Vérifier la<text:s/></text:span><text:span text:style-name="T101">disponibilité des chambres</text:span><text:span text:style-name="T102"><text:s/>en temps réel selon les dates choisies.</text:span></text:p>
        </text:list-item>
        <text:list-item>
          <text:p text:style-name="P103"><text:span text:style-name="T104">Créer, modifier ou annuler une<text:s/></text:span><text:span text:style-name="T105">réservation</text:span><text:span text:style-name="T106">.</text:span></text:p>
        </text:list-item>
        <text:list-item>
          <text:p text:style-name="P107"><text:span text:style-name="T108">Gérer le<text:s/></text:span><text:span text:style-name="T109">Check-in (arrivée)</text:span><text:span text:style-name="T110"><text:s/>et<text:s/></text:span><text:span text:style-name="T111">Check-out (départ)</text:span><text:span text:style-name="T112"><text:s/>avec mise à jour automatique du statut de la chambre.</text:span></text:p>
        </text:list-item>
        <text:list-item>
          <text:p text:style-name="P113"><text:span text:style-name="T114">Empêcher toute<text:s/></text:span><text:span text:style-name="T115">double réservation</text:span><text:span text:style-name="T116"><text:s/>sans validation explicite du Manager.</text:span></text:p>
        </text:list-item>
      </text:list>
      <text:p text:style-name="P117"><text:span text:style-name="T118"><draw:custom-shape svg:x="0in" svg:y="0in" svg:width="45.51042in" svg:height="0.00139in" draw:z-index="0" draw:id="id5" draw:style-name="a5" draw:name="Horizontal Line 4" text:anchor-type="as-char"><svg:title/><svg:desc/><draw:enhanced-geometry draw:type="non-primitive" svg:viewBox="0 0 21600 21600" draw:enhanced-path="M 0 0 L 21600 0 21600 21600 0 21600 Z N"/></draw:custom-shape></text:span></text:p>
      <text:h text:style-name="P119" text:outline-level="3">2.4. Gestion de la Facturation</text:h>
      <text:list text:style-name="LFO5" text:continue-numbering="true">
        <text:list-item>
          <text:p text:style-name="P120"><text:span text:style-name="T121">Calculer automatiquement le<text:s/></text:span><text:span text:style-name="T122">montant total</text:span><text:span text:style-name="T123"><text:s/>d’une réservation (chambre + taxes + extras).</text:span></text:p>
        </text:list-item>
        <text:list-item>
          <text:p text:style-name="P124"><text:span text:style-name="T125">Générer une<text:s/></text:span><text:span text:style-name="T126">facture claire et exportable (PDF)</text:span><text:span text:style-name="T127">.</text:span></text:p>
        </text:list-item>
        <text:list-item>
          <text:p text:style-name="P128"><text:span text:style-name="T129">Enregistrer les<text:s/></text:span><text:span text:style-name="T130">paiements partiels ou totaux</text:span><text:span text:style-name="T131">, avec leur mode (Carte, Espèces, Virement).</text:span></text:p>
        </text:list-item>
        <text:list-item>
          <text:p text:style-name="P132"><text:span text:style-name="T133">Permettre la<text:s/></text:span><text:span text:style-name="T134">consultation des factures passées</text:span><text:span text:style-name="T135"><text:s/>par le manager.</text:span></text:p>
        </text:list-item>
      </text:list>
      <text:p text:style-name="P136"><text:span text:style-name="T137"><draw:custom-shape svg:x="0in" svg:y="0in" svg:width="45.51042in" svg:height="0.00139in" draw:z-index="0" draw:id="id6" draw:style-name="a6" draw:name="Horizontal Line 5" text:anchor-type="as-char"><svg:title/><svg:desc/><draw:enhanced-geometry draw:type="non-primitive" svg:viewBox="0 0 21600 21600" draw:enhanced-path="M 0 0 L 21600 0 21600 21600 0 21600 Z N"/></draw:custom-shape></text:span></text:p>
      <text:h text:style-name="P138" text:outline-level="3">2.5. Reporting et Tableaux de Bord</text:h>
      <text:list text:style-name="LFO6" text:continue-numbering="true">
        <text:list-item>
          <text:p text:style-name="P139"><text:span text:style-name="T140">Afficher en temps réel le<text:s/></text:span><text:span text:style-name="T141">taux d’occupation</text:span><text:span text:style-name="T142"><text:s/>actuel et prévu.</text:span></text:p>
        </text:list-item>
        <text:list-item>
          <text:p text:style-name="P143"><text:span text:style-name="T144">Produire des<text:s/></text:span><text:span text:style-name="T145">rapports de performance mensuels</text:span><text:span text:style-name="T146"><text:s/>(revenus par type de chambre, taux de remplissage).</text:span></text:p>
        </text:list-item>
        <text:list-item>
          <text:p text:style-name="P147"><text:span text:style-name="T148">Exporter les rapports au format<text:s/></text:span><text:span text:style-name="T149">CSV ou PDF</text:span><text:span text:style-name="T150">.</text:span></text:p>
        </text:list-item>
      </text:list>
      <text:p text:style-name="P151"><text:span text:style-name="T152"><draw:custom-shape svg:x="0in" svg:y="0in" svg:width="45.51042in" svg:height="0.00139in" draw:z-index="0" draw:id="id7" draw:style-name="a7" draw:name="Horizontal Line 6" text:anchor-type="as-char"><svg:title/><svg:desc/><draw:enhanced-geometry draw:type="non-primitive" svg:viewBox="0 0 21600 21600" draw:enhanced-path="M 0 0 L 21600 0 21600 21600 0 21600 Z N"/></draw:custom-shape></text:span></text:p>
      <text:h text:style-name="P153" text:outline-level="2">3. Exigences Non Fonctionnelles</text:h>
      <text:h text:style-name="P154" text:outline-level="3">3.1. Performance &amp; Fiabilité</text:h>
      <text:list text:style-name="LFO7" text:continue-numbering="true">
        <text:list-item>
          <text:p text:style-name="P155"><text:span text:style-name="T156">Le système doit afficher la<text:s/></text:span><text:span text:style-name="T157">disponibilité des chambres en moins de 3 secondes</text:span><text:span text:style-name="T158">.</text:span></text:p>
        </text:list-item>
        <text:list-item>
          <text:p text:style-name="P159"><text:span text:style-name="T160">Garantir la<text:s/></text:span><text:span text:style-name="T161">cohérence des transactions</text:span><text:span text:style-name="T162"><text:s/>pour éviter tout overbooking.</text:span></text:p>
        </text:list-item>
        <text:list-item>
          <text:p text:style-name="P163"><text:span text:style-name="T164">Les opérations critiques (création de réservation, paiement) doivent être<text:s/></text:span><text:span text:style-name="T165">atomiques</text:span><text:span text:style-name="T166"><text:s/>et<text:s/></text:span><text:span text:style-name="T167">sécurisées</text:span><text:span text:style-name="T168">.</text:span></text:p>
        </text:list-item>
      </text:list>
      <text:soft-page-break/>
      <text:p text:style-name="P169"><text:span text:style-name="T170"><draw:custom-shape svg:x="0in" svg:y="0in" svg:width="45.51042in" svg:height="0.00139in" draw:z-index="0" draw:id="id8" draw:style-name="a8" draw:name="Horizontal Line 7" text:anchor-type="as-char"><svg:title/><svg:desc/><draw:enhanced-geometry draw:type="non-primitive" svg:viewBox="0 0 21600 21600" draw:enhanced-path="M 0 0 L 21600 0 21600 21600 0 21600 Z N"/></draw:custom-shape></text:span></text:p>
      <text:h text:style-name="P171" text:outline-level="3">3.2. Sécurité &amp; Accès</text:h>
      <text:list text:style-name="LFO8" text:continue-numbering="true">
        <text:list-item>
          <text:p text:style-name="P172">Authentification obligatoire pour tous les utilisateurs (identifiant + mot de passe).</text:p>
        </text:list-item>
        <text:list-item>
          <text:p text:style-name="P173">Gestion des rôles et permissions :</text:p>
          <text:list text:continue-numbering="true">
            <text:list-item>
              <text:p text:style-name="P174"><text:span text:style-name="T175">Le<text:s/></text:span><text:span text:style-name="T176">Réceptionniste</text:span><text:span text:style-name="T177"><text:s/>ne peut pas accéder aux rapports financiers.</text:span></text:p>
            </text:list-item>
            <text:list-item>
              <text:p text:style-name="P178"><text:span text:style-name="T179">L’</text:span><text:span text:style-name="T180">Administrateur</text:span><text:span text:style-name="T181"><text:s/>dispose des droits complets.</text:span></text:p>
            </text:list-item>
          </text:list>
        </text:list-item>
        <text:list-item>
          <text:p text:style-name="P182">Journalisation des actions importantes (audit).</text:p>
        </text:list-item>
        <text:list-item>
          <text:p text:style-name="P183">Stockage sécurisé des données clients (chiffrement des mots de passe).</text:p>
        </text:list-item>
      </text:list>
      <text:p text:style-name="P184"><text:span text:style-name="T185"><draw:custom-shape svg:x="0in" svg:y="0in" svg:width="45.51042in" svg:height="0.00139in" draw:z-index="0" draw:id="id9" draw:style-name="a9" draw:name="Horizontal Line 8" text:anchor-type="as-char"><svg:title/><svg:desc/><draw:enhanced-geometry draw:type="non-primitive" svg:viewBox="0 0 21600 21600" draw:enhanced-path="M 0 0 L 21600 0 21600 21600 0 21600 Z N"/></draw:custom-shape></text:span></text:p>
      <text:h text:style-name="P186" text:outline-level="3">3.3. Contraintes Techniques (Client Libre)</text:h>
      <text:p text:style-name="P187"><text:span text:style-name="T188">L’application devra être développée dans un environnement<text:s/></text:span><text:span text:style-name="T189">moderne, stable et largement supporté</text:span><text:span text:style-name="T190">, garantissant<text:s/></text:span><text:span text:style-name="T191">performance</text:span><text:span text:style-name="T192">,<text:s/></text:span><text:span text:style-name="T193">sécurité</text:span><text:span text:style-name="T194">,<text:s/></text:span><text:span text:style-name="T195">maintenabilité</text:span><text:span text:style-name="T196"><text:s/>et<text:s/></text:span><text:span text:style-name="T197">évolutivité</text:span><text:span text:style-name="T198">.</text:span></text:p>
      <text:h text:style-name="P199" text:outline-level="4">Exigences minimales</text:h>
      <text:list text:style-name="LFO9" text:continue-numbering="true">
        <text:list-item>
          <text:p text:style-name="P200">Fonctionnement multiplateforme (Mobile et Dekstop).</text:p>
        </text:list-item>
        <text:list-item>
          <text:p text:style-name="P201"><text:span text:style-name="T202">Architecture<text:s/></text:span><text:span text:style-name="T203">modulaire et orientée objet</text:span><text:span text:style-name="T204">.</text:span></text:p>
        </text:list-item>
        <text:list-item>
          <text:p text:style-name="P205"><text:span text:style-name="T206">Base de données<text:s/></text:span><text:span text:style-name="T207">relationnelle</text:span><text:span text:style-name="T208">, avec transactions<text:s/></text:span><text:span text:style-name="T209">ACID</text:span><text:span text:style-name="T210">.</text:span></text:p>
        </text:list-item>
        <text:list-item>
          <text:p text:style-name="P211">Communication fluide entre les couches (client ↔ serveur via API ou équivalent).</text:p>
        </text:list-item>
        <text:list-item>
          <text:p text:style-name="P212"><text:span text:style-name="T213">Utilisation de<text:s/></text:span><text:span text:style-name="T214">composants open-source fiables</text:span><text:span text:style-name="T215">, bien documentés, sans dépendance critique à un fournisseur.</text:span></text:p>
        </text:list-item>
        <text:list-item>
          <text:p text:style-name="P216"><text:span text:style-name="T217">Capacité à<text:s/></text:span><text:span text:style-name="T218">gérer une charge croissante</text:span><text:span text:style-name="T219"><text:s/>(scalabilité).</text:span></text:p>
        </text:list-item>
      </text:list>
      <text:h text:style-name="P220" text:outline-level="4">Objectifs de conception</text:h>
      <text:list text:style-name="LFO10" text:continue-numbering="true">
        <text:list-item>
          <text:p text:style-name="P221"><text:span text:style-name="T222">Respect d’une<text:s/></text:span><text:span text:style-name="T223">architecture en couches</text:span><text:span text:style-name="T224"><text:s/>(Présentation / Métier / Données).</text:span></text:p>
        </text:list-item>
        <text:list-item>
          <text:p text:style-name="P225">Sécurisation des accès et transactions dès la conception.</text:p>
        </text:list-item>
        <text:list-item>
          <text:p text:style-name="P226"><text:span text:style-name="T227">Mise en place de<text:s/></text:span><text:span text:style-name="T228">tests unitaires et d’intégration</text:span><text:span text:style-name="T229">.</text:span></text:p>
        </text:list-item>
        <text:list-item>
          <text:p text:style-name="P230">Documentation claire et complète pour faciliter la maintenance.</text:p>
        </text:list-item>
        <text:list-item>
          <text:p text:style-name="P231"><text:span text:style-name="T232">Code et données<text:s/></text:span><text:span text:style-name="T233">portables</text:span><text:span text:style-name="T234"><text:s/>et compatibles avec les environnements récents.</text:span></text:p>
        </text:list-item>
      </text:list>
      <text:p text:style-name="P235"><text:span text:style-name="T236"><draw:custom-shape svg:x="0in" svg:y="0in" svg:width="45.51042in" svg:height="0.00139in" draw:z-index="0" draw:id="id10" draw:style-name="a10" draw:name="Horizontal Line 9" text:anchor-type="as-char"><svg:title/><svg:desc/><draw:enhanced-geometry draw:type="non-primitive" svg:viewBox="0 0 21600 21600" draw:enhanced-path="M 0 0 L 21600 0 21600 21600 0 21600 Z N"/></draw:custom-shape></text:span></text:p>
      <text:h text:style-name="P237" text:outline-level="3">Critères d’acceptation</text:h>
      <text:p text:style-name="P238"><text:span text:style-name="T239">L’application sera considérée comme<text:s/></text:span><text:span text:style-name="T240">acceptable</text:span><text:span text:style-name="T241"><text:s/>lorsque :</text:span></text:p>
      <text:list text:style-name="LFO12" text:continue-numbering="true">
        <text:list-item>
          <text:p text:style-name="P242">Les cinq fonctions clés (Section 2) sont intégralement opérationnelles.</text:p>
        </text:list-item>
        <text:list-item>
          <text:p text:style-name="P243"><text:span text:style-name="T244">Les temps de réponse sont<text:s/></text:span><text:span text:style-name="T245">inférieurs à 3 secondes</text:span><text:span text:style-name="T246"><text:s/>pour les principales opérations.</text:span></text:p>
        </text:list-item>
        <text:list-item>
          <text:p text:style-name="P247">Aucune double réservation ne peut être effectuée sans autorisation.</text:p>
        </text:list-item>
        <text:list-item>
          <text:p text:style-name="P248"><text:span text:style-name="T249">Les factures et rapports générés sont<text:s/></text:span><text:span text:style-name="T250">fiables et conformes</text:span><text:span text:style-name="T251">.</text:span></text:p>
        </text:list-item>
        <text:list-item>
          <text:p text:style-name="P252">Les accès et rôles utilisateurs fonctionnent conformément aux règles définies.</text:p>
        </text:list-item>
      </text:list>
      <text:p text:style-name="P253"><text:span text:style-name="T254"><draw:custom-shape svg:x="0in" svg:y="0in" svg:width="45.51042in" svg:height="0.00139in" draw:z-index="0" draw:id="id11" draw:style-name="a11" draw:name="Horizontal Line 10" text:anchor-type="as-char"><svg:title/><svg:desc/><draw:enhanced-geometry draw:type="non-primitive" svg:viewBox="0 0 21600 21600" draw:enhanced-path="M 0 0 L 21600 0 21600 21600 0 21600 Z N"/></draw:custom-shape></text:span></text:p>
      <text:soft-page-break/>
      <text:p text:style-name="P255"><text:span text:style-name="T256">Conclusion</text:span></text:p>
      <text:p text:style-name="P257"><text:span text:style-name="T258">Ce cahier des charges définit le périmètre fonctionnel et qualitatif du projet<text:s/></text:span><text:span text:style-name="T259">HOTEL MANAGER PRO</text:span><text:span text:style-name="T260">.</text:span><text:span text:style-name="T261"><text:line-break/>Il fixe les attentes du client sans imposer de choix techniques, tout en garantissant la robustesse, la sécurité et la performance du futur système.</text:span><text:span text:style-name="T262"><text:line-break/>Les décisions technologiques seront précisées ultérieurement dans la<text:s/></text:span><text:span text:style-name="T263">spécification technique</text:span><text:span text:style-name="T264"><text:s/>ou le<text:s/></text:span><text:span text:style-name="T265">document d’architecture</text:span><text:span text:style-name="T266"><text:s/>du projet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 fo:hyphenate="false"/>
    </style:style>
    <style:style style:name="Titre2" style:display-name="Titre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 fo:hyphenate="false"/>
    </style:style>
    <style:style style:name="Titre3" style:display-name="Titre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 fo:hyphenate="false"/>
    </style:style>
    <style:style style:name="Titre4" style:display-name="Titre 4" style:family="paragraph" style:parent-style-name="Normal" style:default-outline-level="4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/>
    </style:style>
    <style:style style:name="Titre2Car" style:display-name="Titre 2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Titre3Car" style:display-name="Titre 3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Titre4Car" style:display-name="Titre 4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Policepardéfaut" style:family="text">
      <style:text-properties style:language-asian="fr" style:country-asian="FR"/>
    </style:style>
    <style:style style:name="P3" style:parent-style-name="Normal" style:family="paragraph">
      <style:paragraph-properties fo:text-align="center"/>
    </style:style>
    <style:style style:name="T4" style:parent-style-name="Policepardéfaut" style:family="text">
      <style:text-properties style:language-asian="fr" style:country-asian="FR"/>
    </style:style>
    <style:style style:family="graphic" style:name="a0">
      <style:graphic-properties fo:wrap-option="wrap" fo:padding-top="0in" fo:padding-bottom="0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3125in" svg:stroke-color="#808080" svg:stroke-opacity="100%" draw:stroke-linejoin="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.01389in" svg:stroke-color="#808080" svg:stroke-opacity="100%" draw:stroke-linejoin="round" style:horizontal-rel="page" style:vertical-rel="page" style:horizontal-pos="from-left" style:vertical-pos="from-top"/>
    </style:style>
  </office:automatic-styles>
  <office:master-styles>
    <style:master-page style:name="MP0" style:page-layout-name="PL0">
      <style:footer>
        <text:p text:style-name="Pieddepage"><text:span text:style-name="T2"><draw:custom-shape svg:x="0in" svg:y="0in" svg:width="0.60347in" svg:height="0.26111in" draw:z-index="251660288" draw:id="id0" draw:style-name="a0" draw:name="Parenthèses 4" text:anchor-type="paragraph"><svg:title/><svg:desc/><text:p text:style-name="P3"><text:page-number text:fixed="false">1</text:page-number></text:p><draw:enhanced-geometry draw:path-stretchpoint-x="21600" draw:path-stretchpoint-y="21600" draw:type="non-primitive" svg:viewBox="0 0 21600 21600" draw:enhanced-path="S M ?f3 ?f12 A ?f57 ?f58 ?f59 ?f60 ?f3 ?f12 ?f54 ?f56  W ?f61 ?f62 ?f63 ?f64 ?f3 ?f12 ?f54 ?f56 L ?f13 ?f5 A ?f100 ?f101 ?f102 ?f103 ?f13 ?f5 ?f97 ?f99  W ?f104 ?f105 ?f106 ?f107 ?f13 ?f5 ?f97 ?f99 L ?f4 ?f14 A ?f143 ?f144 ?f145 ?f146 ?f4 ?f14 ?f140 ?f142  W ?f147 ?f148 ?f149 ?f150 ?f4 ?f14 ?f140 ?f142 L ?f12 ?f6 A ?f186 ?f187 ?f188 ?f189 ?f12 ?f6 ?f183 ?f185  W ?f190 ?f191 ?f192 ?f193 ?f12 ?f6 ?f183 ?f185 Z N F M ?f12 ?f6 A ?f186 ?f187 ?f188 ?f189 ?f12 ?f6 ?f183 ?f185  W ?f190 ?f191 ?f192 ?f193 ?f12 ?f6 ?f183 ?f185 L ?f3 ?f12 A ?f57 ?f58 ?f59 ?f60 ?f3 ?f12 ?f54 ?f56  W ?f61 ?f62 ?f63 ?f64 ?f3 ?f12 ?f54 ?f56 M ?f13 ?f5 A ?f100 ?f101 ?f102 ?f103 ?f13 ?f5 ?f97 ?f99  W ?f104 ?f105 ?f106 ?f107 ?f13 ?f5 ?f97 ?f99 L ?f4 ?f14 A ?f143 ?f144 ?f145 ?f146 ?f4 ?f14 ?f140 ?f142  W ?f147 ?f148 ?f149 ?f150 ?f4 ?f14 ?f140 ?f142 N" draw:text-areas="?f15 ?f15 ?f16 ?f17" draw:modifiers="16667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$0"/><draw:equation draw:name="f12" draw:formula="?f9 * ?f11 / 100000"/><draw:equation draw:name="f13" draw:formula="?f4 - ?f12"/><draw:equation draw:name="f14" draw:formula="?f6 - ?f12"/><draw:equation draw:name="f15" draw:formula="?f12 * 29289 / 100000"/><draw:equation draw:name="f16" draw:formula="?f4 - ?f15"/><draw:equation draw:name="f17" draw:formula="?f6 - ?f15"/><draw:equation draw:name="f18" draw:formula="21550000 - ?f2"/><draw:equation draw:name="f19" draw:formula="if(?f18, ?f2, 21550000)"/><draw:equation draw:name="f20" draw:formula="-21550000 - ?f19"/><draw:equation draw:name="f21" draw:formula="if(?f20, -21550000, ?f19)"/><draw:equation draw:name="f22" draw:formula="?f1 + ?f21"/><draw:equation draw:name="f23" draw:formula="?f1 + ?f2"/><draw:equation draw:name="f24" draw:formula="?f23 * ?f10 / ?f1"/><draw:equation draw:name="f25" draw:formula="0 - ?f24"/><draw:equation draw:name="f26" draw:formula="cos(?f25)"/><draw:equation draw:name="f27" draw:formula="0 - ?f26"/><draw:equation draw:name="f28" draw:formula="?f27 * ?f12"/><draw:equation draw:name="f29" draw:formula="sin(?f25)"/><draw:equation draw:name="f30" draw:formula="0 - ?f29"/><draw:equation draw:name="f31" draw:formula="?f30 * ?f12"/><draw:equation draw:name="f32" draw:formula="sqrt(?f28 * ?f28 + ?f31 * ?f31 + 0 * 0)"/><draw:equation draw:name="f33" draw:formula="?f12 * ?f12 / ?f32"/><draw:equation draw:name="f34" draw:formula="?f30 * ?f33"/><draw:equation draw:name="f35" draw:formula="?f3 - ?f34"/><draw:equation draw:name="f36" draw:formula="?f27 * ?f33"/><draw:equation draw:name="f37" draw:formula="?f12 - ?f36"/><draw:equation draw:name="f38" draw:formula="?f35 - ?f12"/><draw:equation draw:name="f39" draw:formula="?f37 - ?f12"/><draw:equation draw:name="f40" draw:formula="?f35 + ?f12"/><draw:equation draw:name="f41" draw:formula="?f37 + ?f12"/><draw:equation draw:name="f42" draw:formula="?f22 + ?f2"/><draw:equation draw:name="f43" draw:formula="?f42 * ?f10 / ?f1"/><draw:equation draw:name="f44" draw:formula="0 - ?f43"/><draw:equation draw:name="f45" draw:formula="cos(?f44)"/><draw:equation draw:name="f46" draw:formula="0 - ?f45"/><draw:equation draw:name="f47" draw:formula="?f46 * ?f12"/><draw:equation draw:name="f48" draw:formula="sin(?f44)"/><draw:equation draw:name="f49" draw:formula="0 - ?f48"/><draw:equation draw:name="f50" draw:formula="?f49 * ?f12"/><draw:equation draw:name="f51" draw:formula="sqrt(?f47 * ?f47 + ?f50 * ?f50 + 0 * 0)"/><draw:equation draw:name="f52" draw:formula="?f12 * ?f12 / ?f51"/><draw:equation draw:name="f53" draw:formula="?f49 * ?f52"/><draw:equation draw:name="f54" draw:formula="?f35 + ?f53"/><draw:equation draw:name="f55" draw:formula="?f46 * ?f52"/><draw:equation draw:name="f56" draw:formula="?f37 + ?f55"/><draw:equation draw:name="f57" draw:formula="if(?f21, ?f3, ?f38)"/><draw:equation draw:name="f58" draw:formula="if(?f21, ?f12, ?f39)"/><draw:equation draw:name="f59" draw:formula="if(?f21, ?f3, ?f40)"/><draw:equation draw:name="f60" draw:formula="if(?f21, ?f12, ?f41)"/><draw:equation draw:name="f61" draw:formula="if(?f21, ?f38, ?f54)"/><draw:equation draw:name="f62" draw:formula="if(?f21, ?f39, ?f56)"/><draw:equation draw:name="f63" draw:formula="if(?f21, ?f40, ?f54)"/><draw:equation draw:name="f64" draw:formula="if(?f21, ?f41, ?f56)"/><draw:equation draw:name="f65" draw:formula="?f0 + ?f21"/><draw:equation draw:name="f66" draw:formula="?f0 + ?f2"/><draw:equation draw:name="f67" draw:formula="?f66 * ?f10 / ?f1"/><draw:equation draw:name="f68" draw:formula="0 - ?f67"/><draw:equation draw:name="f69" draw:formula="cos(?f68)"/><draw:equation draw:name="f70" draw:formula="0 - ?f69"/><draw:equation draw:name="f71" draw:formula="?f70 * ?f12"/><draw:equation draw:name="f72" draw:formula="sin(?f68)"/><draw:equation draw:name="f73" draw:formula="0 - ?f72"/><draw:equation draw:name="f74" draw:formula="?f73 * ?f12"/><draw:equation draw:name="f75" draw:formula="sqrt(?f71 * ?f71 + ?f74 * ?f74 + 0 * 0)"/><draw:equation draw:name="f76" draw:formula="?f12 * ?f12 / ?f75"/><draw:equation draw:name="f77" draw:formula="?f73 * ?f76"/><draw:equation draw:name="f78" draw:formula="?f13 - ?f77"/><draw:equation draw:name="f79" draw:formula="?f70 * ?f76"/><draw:equation draw:name="f80" draw:formula="?f5 - ?f79"/><draw:equation draw:name="f81" draw:formula="?f78 - ?f12"/><draw:equation draw:name="f82" draw:formula="?f80 - ?f12"/><draw:equation draw:name="f83" draw:formula="?f78 + ?f12"/><draw:equation draw:name="f84" draw:formula="?f80 + ?f12"/><draw:equation draw:name="f85" draw:formula="?f65 + ?f2"/><draw:equation draw:name="f86" draw:formula="?f85 * ?f10 / ?f1"/><draw:equation draw:name="f87" draw:formula="0 - ?f86"/><draw:equation draw:name="f88" draw:formula="cos(?f87)"/><draw:equation draw:name="f89" draw:formula="0 - ?f88"/><draw:equation draw:name="f90" draw:formula="?f89 * ?f12"/><draw:equation draw:name="f91" draw:formula="sin(?f87)"/><draw:equation draw:name="f92" draw:formula="0 - ?f91"/><draw:equation draw:name="f93" draw:formula="?f92 * ?f12"/><draw:equation draw:name="f94" draw:formula="sqrt(?f90 * ?f90 + ?f93 * ?f93 + 0 * 0)"/><draw:equation draw:name="f95" draw:formula="?f12 * ?f12 / ?f94"/><draw:equation draw:name="f96" draw:formula="?f92 * ?f95"/><draw:equation draw:name="f97" draw:formula="?f78 + ?f96"/><draw:equation draw:name="f98" draw:formula="?f89 * ?f95"/><draw:equation draw:name="f99" draw:formula="?f80 + ?f98"/><draw:equation draw:name="f100" draw:formula="if(?f21, ?f13, ?f81)"/><draw:equation draw:name="f101" draw:formula="if(?f21, ?f5, ?f82)"/><draw:equation draw:name="f102" draw:formula="if(?f21, ?f13, ?f83)"/><draw:equation draw:name="f103" draw:formula="if(?f21, ?f5, ?f84)"/><draw:equation draw:name="f104" draw:formula="if(?f21, ?f81, ?f97)"/><draw:equation draw:name="f105" draw:formula="if(?f21, ?f82, ?f99)"/><draw:equation draw:name="f106" draw:formula="if(?f21, ?f83, ?f97)"/><draw:equation draw:name="f107" draw:formula="if(?f21, ?f84, ?f99)"/><draw:equation draw:name="f108" draw:formula="0 + ?f21"/><draw:equation draw:name="f109" draw:formula="0 + ?f2"/><draw:equation draw:name="f110" draw:formula="?f109 * ?f10 / ?f1"/><draw:equation draw:name="f111" draw:formula="0 - ?f110"/><draw:equation draw:name="f112" draw:formula="cos(?f111)"/><draw:equation draw:name="f113" draw:formula="0 - ?f112"/><draw:equation draw:name="f114" draw:formula="?f113 * ?f12"/><draw:equation draw:name="f115" draw:formula="sin(?f111)"/><draw:equation draw:name="f116" draw:formula="0 - ?f115"/><draw:equation draw:name="f117" draw:formula="?f116 * ?f12"/><draw:equation draw:name="f118" draw:formula="sqrt(?f114 * ?f114 + ?f117 * ?f117 + 0 * 0)"/><draw:equation draw:name="f119" draw:formula="?f12 * ?f12 / ?f118"/><draw:equation draw:name="f120" draw:formula="?f116 * ?f119"/><draw:equation draw:name="f121" draw:formula="?f4 - ?f120"/><draw:equation draw:name="f122" draw:formula="?f113 * ?f119"/><draw:equation draw:name="f123" draw:formula="?f14 - ?f122"/><draw:equation draw:name="f124" draw:formula="?f121 - ?f12"/><draw:equation draw:name="f125" draw:formula="?f123 - ?f12"/><draw:equation draw:name="f126" draw:formula="?f121 + ?f12"/><draw:equation draw:name="f127" draw:formula="?f123 + ?f12"/><draw:equation draw:name="f128" draw:formula="?f108 + ?f2"/><draw:equation draw:name="f129" draw:formula="?f128 * ?f10 / ?f1"/><draw:equation draw:name="f130" draw:formula="0 - ?f129"/><draw:equation draw:name="f131" draw:formula="cos(?f130)"/><draw:equation draw:name="f132" draw:formula="0 - ?f131"/><draw:equation draw:name="f133" draw:formula="?f132 * ?f12"/><draw:equation draw:name="f134" draw:formula="sin(?f130)"/><draw:equation draw:name="f135" draw:formula="0 - ?f134"/><draw:equation draw:name="f136" draw:formula="?f135 * ?f12"/><draw:equation draw:name="f137" draw:formula="sqrt(?f133 * ?f133 + ?f136 * ?f136 + 0 * 0)"/><draw:equation draw:name="f138" draw:formula="?f12 * ?f12 / ?f137"/><draw:equation draw:name="f139" draw:formula="?f135 * ?f138"/><draw:equation draw:name="f140" draw:formula="?f121 + ?f139"/><draw:equation draw:name="f141" draw:formula="?f132 * ?f138"/><draw:equation draw:name="f142" draw:formula="?f123 + ?f141"/><draw:equation draw:name="f143" draw:formula="if(?f21, ?f4, ?f124)"/><draw:equation draw:name="f144" draw:formula="if(?f21, ?f14, ?f125)"/><draw:equation draw:name="f145" draw:formula="if(?f21, ?f4, ?f126)"/><draw:equation draw:name="f146" draw:formula="if(?f21, ?f14, ?f127)"/><draw:equation draw:name="f147" draw:formula="if(?f21, ?f124, ?f140)"/><draw:equation draw:name="f148" draw:formula="if(?f21, ?f125, ?f142)"/><draw:equation draw:name="f149" draw:formula="if(?f21, ?f126, ?f140)"/><draw:equation draw:name="f150" draw:formula="if(?f21, ?f127, ?f142)"/><draw:equation draw:name="f151" draw:formula="?f2 + ?f21"/><draw:equation draw:name="f152" draw:formula="?f2 + ?f2"/><draw:equation draw:name="f153" draw:formula="?f152 * ?f10 / ?f1"/><draw:equation draw:name="f154" draw:formula="0 - ?f153"/><draw:equation draw:name="f155" draw:formula="cos(?f154)"/><draw:equation draw:name="f156" draw:formula="0 - ?f155"/><draw:equation draw:name="f157" draw:formula="?f156 * ?f12"/><draw:equation draw:name="f158" draw:formula="sin(?f154)"/><draw:equation draw:name="f159" draw:formula="0 - ?f158"/><draw:equation draw:name="f160" draw:formula="?f159 * ?f12"/><draw:equation draw:name="f161" draw:formula="sqrt(?f157 * ?f157 + ?f160 * ?f160 + 0 * 0)"/><draw:equation draw:name="f162" draw:formula="?f12 * ?f12 / ?f161"/><draw:equation draw:name="f163" draw:formula="?f159 * ?f162"/><draw:equation draw:name="f164" draw:formula="?f12 - ?f163"/><draw:equation draw:name="f165" draw:formula="?f156 * ?f162"/><draw:equation draw:name="f166" draw:formula="?f6 - ?f165"/><draw:equation draw:name="f167" draw:formula="?f164 - ?f12"/><draw:equation draw:name="f168" draw:formula="?f166 - ?f12"/><draw:equation draw:name="f169" draw:formula="?f164 + ?f12"/><draw:equation draw:name="f170" draw:formula="?f166 + ?f12"/><draw:equation draw:name="f171" draw:formula="?f151 + ?f2"/><draw:equation draw:name="f172" draw:formula="?f171 * ?f10 / ?f1"/><draw:equation draw:name="f173" draw:formula="0 - ?f172"/><draw:equation draw:name="f174" draw:formula="cos(?f173)"/><draw:equation draw:name="f175" draw:formula="0 - ?f174"/><draw:equation draw:name="f176" draw:formula="?f175 * ?f12"/><draw:equation draw:name="f177" draw:formula="sin(?f173)"/><draw:equation draw:name="f178" draw:formula="0 - ?f177"/><draw:equation draw:name="f179" draw:formula="?f178 * ?f12"/><draw:equation draw:name="f180" draw:formula="sqrt(?f176 * ?f176 + ?f179 * ?f179 + 0 * 0)"/><draw:equation draw:name="f181" draw:formula="?f12 * ?f12 / ?f180"/><draw:equation draw:name="f182" draw:formula="?f178 * ?f181"/><draw:equation draw:name="f183" draw:formula="?f164 + ?f182"/><draw:equation draw:name="f184" draw:formula="?f175 * ?f181"/><draw:equation draw:name="f185" draw:formula="?f166 + ?f184"/><draw:equation draw:name="f186" draw:formula="if(?f21, ?f12, ?f167)"/><draw:equation draw:name="f187" draw:formula="if(?f21, ?f6, ?f168)"/><draw:equation draw:name="f188" draw:formula="if(?f21, ?f12, ?f169)"/><draw:equation draw:name="f189" draw:formula="if(?f21, ?f6, ?f170)"/><draw:equation draw:name="f190" draw:formula="if(?f21, ?f167, ?f183)"/><draw:equation draw:name="f191" draw:formula="if(?f21, ?f168, ?f185)"/><draw:equation draw:name="f192" draw:formula="if(?f21, ?f169, ?f183)"/><draw:equation draw:name="f193" draw:formula="if(?f21, ?f170, ?f185)"/></draw:enhanced-geometry></draw:custom-shape></text:span><text:span text:style-name="T4"><draw:connector draw:type="line" svg:x1="0in" svg:y1="0in" svg:x2="6.03472in" svg:y2="0in" draw:z-index="251659264" draw:id="id1" draw:style-name="a1" draw:name="Connecteur droit avec flèche 3" text:anchor-type="paragraph"><svg:title/><svg:desc/></draw:connecto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brahim Coulibaly</meta:initial-creator>
    <dc:creator>Ibrahim Coulibaly</dc:creator>
    <meta:creation-date>2025-11-08T22:35:00Z</meta:creation-date>
    <dc:date>2025-11-08T22:59:00Z</dc:date>
    <meta:template xlink:href="Normal" xlink:type="simple"/>
    <meta:editing-cycles>1</meta:editing-cycles>
    <meta:editing-duration>PT1440S</meta:editing-duration>
    <meta:document-statistic meta:page-count="4" meta:paragraph-count="10" meta:word-count="775" meta:character-count="5031" meta:row-count="35" meta:non-whitespace-character-count="4266"/>
  </office:meta>
</office:document-meta>
</file>